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2"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margin-left="0.4925in" fo:margin-right="0in" fo:text-indent="0in" style:auto-text-indent="false"/>
      <style:text-properties style:font-name="Liberation Serif" fo:font-size="12pt" style:text-underline-style="none" fo:font-weight="normal" style:font-size-asian="10.5pt" style:font-weight-asian="normal" style:font-size-complex="12pt" style:font-weight-complex="normal"/>
    </style:style>
    <style:style style:name="P20" style:family="paragraph" style:parent-style-name="Standard" style:list-style-name="L1">
      <style:text-properties style:font-name="Liberation Serif" fo:font-size="12pt" style:font-size-asian="12pt" style:font-size-complex="12pt"/>
    </style:style>
    <style:style style:name="P21" style:family="paragraph" style:parent-style-name="Standard" style:list-style-name="L5">
      <style:text-properties style:font-name="Liberation Serif" fo:font-size="12pt" style:font-size-asian="12pt" style:font-size-complex="12pt"/>
    </style:style>
    <style:style style:name="P22"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3"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4"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9">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6"/>
    <style:style style:name="P30" style:family="paragraph" style:parent-style-name="Standard" style:list-style-name="L6">
      <style:text-properties fo:font-style="normal" style:font-style-asian="normal" style:font-style-complex="normal"/>
    </style:style>
    <style:style style:name="P31" style:family="paragraph" style:parent-style-name="Standard" style:list-style-name="L11">
      <style:text-properties fo:font-style="normal" fo:font-weight="normal" style:font-style-asian="normal" style:font-weight-asian="normal" style:font-style-complex="normal" style:font-weight-complex="normal"/>
    </style:style>
    <style:style style:name="P32" style:family="paragraph" style:parent-style-name="Standard" style:list-style-name="L12">
      <style:text-properties fo:font-style="normal" fo:font-weight="normal" style:font-style-asian="normal" style:font-weight-asian="normal" style:font-style-complex="normal" style:font-weight-complex="normal"/>
    </style:style>
    <style:style style:name="P33" style:family="paragraph" style:parent-style-name="Standard" style:list-style-name="L13">
      <style:text-properties fo:font-style="normal" fo:font-weight="normal" style:font-style-asian="normal" style:font-weight-asian="normal" style:font-style-complex="normal" style:font-weight-complex="normal"/>
    </style:style>
    <style:style style:name="P34" style:family="paragraph" style:parent-style-name="Standard" style:list-style-name="L9">
      <style:text-properties fo:font-style="normal" fo:font-weight="normal" style:font-style-asian="normal" style:font-weight-asian="normal" style:font-style-complex="normal" style:font-weight-complex="normal"/>
    </style:style>
    <style:style style:name="P35" style:family="paragraph" style:parent-style-name="Standard" style:list-style-name="L9">
      <style:text-properties fo:font-style="normal" fo:font-weight="bold" style:font-style-asian="normal" style:font-weight-asian="bold" style:font-style-complex="normal" style:font-weight-complex="bold"/>
    </style:style>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text-properties fo:font-weight="normal" style:font-weight-asian="normal" style:font-weight-complex="normal"/>
    </style:style>
    <style:style style:name="P40" style:family="paragraph" style:parent-style-name="Standard" style:list-style-name="L11">
      <style:text-properties fo:font-weight="normal" style:font-weight-asian="normal" style:font-weight-complex="normal"/>
    </style:style>
    <style:style style:name="P41" style:family="paragraph" style:parent-style-name="Standard" style:list-style-name="L12">
      <style:text-properties fo:font-weight="normal" style:font-weight-asian="normal" style:font-weight-complex="normal"/>
    </style:style>
    <style:style style:name="P42" style:family="paragraph" style:parent-style-name="Standard" style:list-style-name="L13">
      <style:text-properties fo:font-weight="normal" style:font-weight-asian="normal" style:font-weight-complex="normal"/>
    </style:style>
    <style:style style:name="P43" style:family="paragraph" style:parent-style-name="Standard" style:list-style-name="L11"/>
    <style:style style:name="P44" style:family="paragraph" style:parent-style-name="Standard" style:list-style-name="L12"/>
    <style:style style:name="P45" style:family="paragraph" style:parent-style-name="Standard">
      <style:text-properties fo:font-weight="bold" style:font-weight-asian="bold" style:font-weight-complex="bold"/>
    </style:style>
    <style:style style:name="P46"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style:text-underline-style="none" style:font-size-asian="12pt" style:font-style-asian="normal" style:font-size-complex="12pt" style:font-style-complex="normal"/>
    </style:style>
    <style:style style:name="T16"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8" style:family="text">
      <style:text-properties style:font-name="Liberation Serif" fo:font-size="12pt" fo:font-style="italic" style:text-underline-style="none" style:font-size-asian="12pt" style:font-style-asian="italic" style:font-size-complex="12pt" style:font-style-complex="italic"/>
    </style:style>
    <style:style style:name="T19" style:family="text">
      <style:text-properties style:font-name="Liberation Serif" fo:font-size="12pt" style:text-underline-style="none" fo:font-weight="normal" style:font-size-asian="12pt" style:font-weight-asian="normal" style:font-size-complex="12pt" style:font-weight-complex="normal"/>
    </style:style>
    <style:style style:name="T20" style:family="text">
      <style:text-properties style:font-name="Liberation Serif" fo:font-size="12pt" style:text-underline-style="none" style:font-size-asian="12pt" style:font-size-complex="12pt"/>
    </style:style>
    <style:style style:name="T21" style:family="text">
      <style:text-properties style:font-name="Liberation Serif" fo:font-size="12pt" style:text-underline-style="none" fo:font-weight="bold" style:font-size-asian="12pt" style:font-weight-asian="bold" style:font-size-complex="12pt" style:font-weight-complex="bold"/>
    </style:style>
    <style:style style:name="T22" style:family="text">
      <style:text-properties style:font-name="Liberation Serif" fo:font-size="14pt" style:text-underline-style="solid" style:text-underline-width="auto" style:text-underline-color="font-color"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5">Guide to continuing the laser scan calibration</text:p>
      <text:p text:style-name="P11"/>
      <text:p text:style-name="P11">by Daniel Mäki</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tab/>supervised by:<text:tab/><text:tab/></text:p>
      <text:p text:style-name="P10">Felix Meßmer<text:tab/><text:tab/></text:p>
      <text:p text:style-name="P18">Calibration explained</text:p>
      <text:p text:style-name="P9"/>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 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3">Background</text:p>
      <text:p text:style-name="P9"/>
      <text:p text:style-name="P3">At Fraunhofer IPA, we use the open source calibration algorithm code from Willow Garage from Vijay Pradeep. At Fraunhofer, a student (<text:span text:style-name="T12">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2">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2">Daniel Mäki</text:span>) continued the calibration topic. Daniel mainly focused on the calibration of the laser scanners. This report gives a detailed explanation on the procedure of the laser scanner calibration.</text:p>
      <text:p text:style-name="P3"/>
      <text:p text:style-name="P3"/>
      <text:p text:style-name="P13">Calibration algorithm</text:p>
      <text:p text:style-name="P9"/>
      <text:p text:style-name="P3">For a detailed explanation on the calibration algorithm, read the conference paper from Vijay Pradeep.</text:p>
      <text:p text:style-name="P8"/>
      <text:list xml:id="list20174883131" text:style-name="L1">
        <text:list-item>
          <text:p text:style-name="P20"><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13"/>
      <text:p text:style-name="P13"><text:soft-page-break/>The calibration object</text:p>
      <text:p text:style-name="P9"/>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820725622" text:style-name="L2">
        <text:list-item>
          <text:p text:style-name="P22">/cob_calibration/cob_laser_calibration/objects/cal_obj.urdf</text:p>
        </text:list-item>
      </text:list>
      <text:p text:style-name="P12"/>
      <text:p text:style-name="P5">To spawn the calibration object in Gazebo (Gazebo must be running) write in terminal:</text:p>
      <text:list xml:id="list1409151572" text:continue-numbering="true" text:style-name="L2">
        <text:list-item>
          <text:p text:style-name="P22">roslaunch cob_laser_calibration cal_obj.launch</text:p>
        </text:list-item>
      </text:list>
      <text:p text:style-name="P5"/>
      <text:p text:style-name="P5">The calibration object can be modified as desired but it must fulfill the following conditions:</text:p>
      <text:list xml:id="list570731319" text:style-name="L3">
        <text:list-item>
          <text:p text:style-name="P24">The calibration object must exist of three cylinders (small, medium and large) and one checkerboard.</text:p>
        </text:list-item>
        <text:list-item>
          <text:p text:style-name="P24">The checkerboard has to be placed on top of the cylinders so that it is visible to the camera.</text:p>
        </text:list-item>
        <text:list-item>
          <text:p text:style-name="P24">The cylinders have to be setup straight, so that they are standing.</text:p>
        </text:list-item>
        <text:list-item>
          <text:p text:style-name="P24">The size of the cylinder radii must grow linearly, meaning, medium=2*small and large=3*small.</text:p>
        </text:list-item>
        <text:list-item>
          <text:p text:style-name="P24">The centers of the cylinders must be positioned in an equilateral triangle.</text:p>
        </text:list-item>
        <text:list-item>
          <text:p text:style-name="P24">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4">The center of the triangle and the center of the checkerboard are aligned in the z-axis with the checkerboard orientated so that one of its short sides points towards the large cylinder.</text:p>
        </text:list-item>
      </text:list>
      <text:p text:style-name="P5"/>
      <text:list xml:id="list1745096600" text:continue-numbering="true" text:style-name="L3">
        <text:list-header>
          <text:p text:style-name="P46"><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3">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3"><text:soft-page-break/>Detecting the calibration object</text:p>
      <text:p text:style-name="P9"/>
      <text:p text:style-name="P9">Before explaining the scripts used for detecting the calibration object, we shall first explain the approach that we took on determining the pose of the calibration object.</text:p>
      <text:p text:style-name="P9">The laser scanner only provides a horizontal line of depth points. Because of this, we can not directly detect a checkerboard which is needed for the calibration algorithm. Our solution to this is to detect cylindrical objects which are positioned in a fixed position. We use three cylinders because when driving around the calibration object we would always need at least two detectable cylinders in order to calculate the center position of the calibration object. The cylindrical objects have different radii so that we can also identify the orientation of the calibration object. Combining the center pose, orientation and height of the calibration object, we can determine where the checkerboard is located so that we can specify the x, y and z coordinates of all points on the checkerboard which we need for the algorithm. The detection of the cylinders is done with an <text:span text:style-name="T4">opencv</text:span> function called <text:span text:style-name="T4">HoughCircles</text:span><text:span text:style-name="T9">. An explanation of this function can be found in the following link:</text:span></text:p>
      <text:p text:style-name="P7"/>
      <text:p text:style-name="P19"><text:a xlink:type="simple" xlink:href="http://docs.opencv.org/doc/tutorials/imgproc/imgtrans/hough_circle/hough_circle.html">http://docs.opencv.org/doc/tutorials/imgproc/imgtrans/hough_circle/hough_circle.html</text:a></text:p>
      <text:p text:style-name="P9"/>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854430089" text:style-name="L4">
        <text:list-item>
          <text:p text:style-name="P23">/cob_calibration/cob_laser_calibration/scripts/</text:p>
        </text:list-item>
      </text:list>
      <text:p text:style-name="P6"/>
      <text:p text:style-name="P6">To run the script in terminal, write:</text:p>
      <text:list xml:id="list347909116" text:style-name="L5">
        <text:list-item>
          <text:p text:style-name="P21"><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1633887342" text:style-name="L6">
        <text:list-item>
          <text:p text:style-name="P29"><text:span text:style-name="T16">LaserScan</text:span><text:span text:style-name="T13"> message, is found in </text:span><text:span text:style-name="T16">sensor_msgs/msg</text:span></text:p>
        </text:list-item>
        <text:list-item>
          <text:p text:style-name="P29"><text:span text:style-name="T13">Uses all classes from </text:span><text:span text:style-name="T16">visualize_laser_scan.py,</text:span><text:span text:style-name="T13"> located in the same directory as </text:span><text:span text:style-name="T16">determine_cal_obj_pose.py</text:span></text:p>
        </text:list-item>
        <text:list-item>
          <text:p text:style-name="P30"><text:span text:style-name="T19">Uses the class from </text:span><text:span text:style-name="T16">detect_cylinders.py</text:span><text:span text:style-name="T19">, located in the same directory as </text:span><text:span text:style-name="T16">determine_cal_obj_pose.py</text:span></text:p>
        </text:list-item>
      </text:list>
      <text:p text:style-name="P6"/>
      <text:p text:style-name="P6">Global variables:</text:p>
      <text:list xml:id="list150957737" text:style-name="L7">
        <text:list-item>
          <text:p text:style-name="P36"><text:span text:style-name="T13">The </text:span><text:span text:style-name="T14">scanner_location</text:span><text:span text:style-name="T13"> will determine whether you detect the calibration object with the </text:span><text:span text:style-name="T16">front </text:span><text:span text:style-name="T13">or </text:span><text:span text:style-name="T16">rear </text:span><text:span text:style-name="T13">laser scanner.</text:span></text:p>
        </text:list-item>
        <text:list-item>
          <text:p text:style-name="P36"><text:span text:style-name="T13">The </text:span><text:span text:style-name="T14">resolution</text:span><text:span text:style-name="T13"> is important for the accuracy and visualization. The higher the resolution, the more accurate results you'll get. I would suggest a resolution of 1000 which is equivalent to a precision of 1mm. If you want to visualize the laser scan image, the resolution should be under 200, else the image will become too large for viewing.</text:span></text:p>
        </text:list-item>
        <text:list-item>
          <text:p text:style-name="P36"><text:span text:style-name="T13">If the calibration objects properties are changed, all changes must also be applied in this script under </text:span><text:span text:style-name="T14">cylinder</text:span><text:span text:style-name="T13">.</text:span></text:p>
        </text:list-item>
      </text:list>
      <text:p text:style-name="P6"/>
      <text:p text:style-name="P6"/>
      <text:p text:style-name="Standard"><text:soft-page-break/><text:span text:style-name="T13">The </text:span><text:span text:style-name="T14">script</text:span><text:span text:style-name="T13"> contains comment lines with numbering which correspond to the following numbers:</text:span></text:p>
      <text:p text:style-name="P6"/>
      <text:list xml:id="list1301816408" text:style-name="L8">
        <text:list-item>
          <text:p text:style-name="P37"><text:span text:style-name="T14">Initialize</text:span><text:span text:style-name="T13"> is the first function that is run in every class. Here we set the needed variables to their initial values.</text:span></text:p>
          <text:p text:style-name="P26"/>
        </text:list-item>
        <text:list-item>
          <text:p text:style-name="P37"><text:span text:style-name="T13">The script starts by retrieving the </text:span><text:span text:style-name="T14">pose</text:span><text:span text:style-name="T13"> </text:span><text:span text:style-name="T14">of</text:span><text:span text:style-name="T13"> the </text:span><text:span text:style-name="T14">laser scanner</text:span><text:span text:style-name="T13"> with respect to “</text:span><text:span text:style-name="T16">/base_footprint</text:span><text:span text:style-name="T13">”.</text:span></text:p>
          <text:p text:style-name="P26"/>
        </text:list-item>
        <text:list-item>
          <text:p text:style-name="P37"><text:span text:style-name="T14">Create</text:span><text:span text:style-name="T13"> a </text:span><text:span text:style-name="T14">callback</text:span><text:span text:style-name="T13"> </text:span><text:span text:style-name="T14">function</text:span><text:span text:style-name="T13"> for </text:span><text:span text:style-name="T14">retrieving</text:span><text:span text:style-name="T13"> the </text:span><text:span text:style-name="T14">sensor data</text:span><text:span text:style-name="T13"> from the laser scanner. For this we use the </text:span><text:span text:style-name="T16">LaserScan</text:span><text:span text:style-name="T13"> message.</text:span></text:p>
          <text:p text:style-name="P26"/>
        </text:list-item>
        <text:list-item>
          <text:p text:style-name="P37"><text:span text:style-name="T13">Loop the detection of the calibration object and </text:span><text:span text:style-name="T14">append</text:span><text:span text:style-name="T13"> </text:span><text:span text:style-name="T14">each</text:span><text:span text:style-name="T13"> </text:span><text:span text:style-name="T14">successful</text:span><text:span text:style-name="T13"> </text:span><text:span text:style-name="T14">detection</text:span><text:span text:style-name="T13"> to a list until either the </text:span><text:span text:style-name="T16">success_counter</text:span><text:span text:style-name="T13"> or the </text:span><text:span text:style-name="T16">fail_counter</text:span><text:span text:style-name="T13"> has exceeded its limit.</text:span></text:p>
          <text:p text:style-name="P26"/>
        </text:list-item>
        <text:list-item>
          <text:p text:style-name="P37"><text:span text:style-name="T14">Get</text:span><text:span text:style-name="T13"> an </text:span><text:span text:style-name="T14">average</text:span><text:span text:style-name="T13"> </text:span><text:span text:style-name="T14">scan</text:span><text:span text:style-name="T13">, removing most of the noise that comes with each individual scan. This uses the class </text:span><text:span text:style-name="T17">Get_laserscan</text:span><text:span text:style-name="T13"> from </text:span><text:span text:style-name="T16">visualize_laser_scan.py</text:span><text:span text:style-name="T13">. The amount of scans to be averaged out is specified in </text:span><text:span text:style-name="T16">scan_amount</text:span><text:span text:style-name="T13">. Within the loop, there is also a </text:span><text:span text:style-name="T16">rospy.sleep</text:span><text:span text:style-name="T13"> allowing for more variations between each laser scan.</text:span></text:p>
          <text:p text:style-name="P26"/>
        </text:list-item>
        <text:list-item>
          <text:p text:style-name="P37"><text:span text:style-name="T13">Each time we loop in step 3, we </text:span><text:span text:style-name="T14">create</text:span><text:span text:style-name="T13"> a new </text:span><text:span text:style-name="T14">image</text:span><text:span text:style-name="T13"> containing the laser scan data. This uses the class </text:span><text:span text:style-name="T17">Visualize_laserscan</text:span><text:span text:style-name="T13"> from </text:span><text:span text:style-name="T16">visualize_laser_scan.py</text:span><text:span text:style-name="T13">.</text:span></text:p>
          <text:p text:style-name="P26"/>
        </text:list-item>
        <text:list-item>
          <text:p text:style-name="P37"><text:span text:style-name="T13">After creating the image, we use the </text:span><text:span text:style-name="T17">Detect_calibration_object</text:span><text:span text:style-name="T13"> class from </text:span><text:span text:style-name="T16">visualize_laser_scan.py</text:span><text:span text:style-name="T13"> for </text:span><text:span text:style-name="T14">detecting</text:span><text:span text:style-name="T13"> the </text:span><text:span text:style-name="T14">pose</text:span><text:span text:style-name="T13"> </text:span><text:span text:style-name="T14">of</text:span><text:span text:style-name="T13"> the </text:span><text:span text:style-name="T14">calibration</text:span><text:span text:style-name="T13"> </text:span><text:span text:style-name="T14">object</text:span><text:span text:style-name="T13"> within the image.</text:span></text:p>
          <text:p text:style-name="P26"/>
        </text:list-item>
        <text:list-item>
          <text:p text:style-name="P37"><text:span text:style-name="T13">When the pose is received, we </text:span><text:span text:style-name="T14">convert</text:span><text:span text:style-name="T13"> the calibration object </text:span><text:span text:style-name="T14">pose</text:span><text:span text:style-name="T13"> with respect to the laser scanner into Euler coordinates with respect to the base, then </text:span><text:span text:style-name="T14">append</text:span><text:span text:style-name="T13"> this </text:span><text:span text:style-name="T14">to</text:span><text:span text:style-name="T13"> the </text:span><text:span text:style-name="T17">successful_detections</text:span><text:span text:style-name="T13"> list and increment the success_counter. However, if the calibration object was not detected successfully, we will not append this pose to the list and we increment the </text:span><text:span text:style-name="T16">fail_counter</text:span><text:span text:style-name="T13">. Depending on the 'front' or 'rear' laser scanner, we add or subtract the base position to/from the calibration object pose.</text:span></text:p>
          <text:p text:style-name="P26"/>
        </text:list-item>
        <text:list-item>
          <text:p text:style-name="P37"><text:span text:style-name="T13">Regardless of which counter limit is exceeded, we </text:span><text:span text:style-name="T14">calculate</text:span><text:span text:style-name="T13"> the </text:span><text:span text:style-name="T14">average</text:span><text:span text:style-name="T13"> </text:span><text:span text:style-name="T14">pose</text:span><text:span text:style-name="T13"> from all poses in the <text:s/></text:span><text:span text:style-name="T16">successful_detections</text:span><text:span text:style-name="T13"> list.</text:span></text:p>
          <text:p text:style-name="P26"/>
        </text:list-item>
        <text:list-item>
          <text:p text:style-name="P37"><text:span text:style-name="T13">Also, we </text:span><text:span text:style-name="T14">calculate</text:span><text:span text:style-name="T13"> the </text:span><text:span text:style-name="T14">standard</text:span><text:span text:style-name="T13"> </text:span><text:span text:style-name="T14">deviation</text:span><text:span text:style-name="T13"> from each successful detection.</text:span></text:p>
          <text:p text:style-name="P26"/>
        </text:list-item>
        <text:list-item>
          <text:p text:style-name="P37"><text:span text:style-name="T13">Finally, </text:span><text:span text:style-name="T14">print and display results</text:span><text:span text:style-name="T13">. Only calculate the calibration object pose in the image and display the image if the resolution is under 200 because the image becomes too large for viewing if the resolution is above 200.</text:span></text:p>
        </text:list-item>
      </text:list>
      <text:p text:style-name="P8"/>
      <text:p text:style-name="P8"/>
      <text:p text:style-name="Standard"><text:span text:style-name="T13">Now we shall </text:span><text:span text:style-name="T14">proceed</text:span><text:span text:style-name="T13"> with </text:span><text:span text:style-name="T14">explaining</text:span><text:span text:style-name="T13"> the three classes that are used by the previous script in step 4, 5, 6 and 10.</text:span></text:p>
      <text:p text:style-name="P6"/>
      <text:p text:style-name="P6">The file path of the scripts used in those steps are:</text:p>
      <text:list xml:id="list816781853" text:continue-list="list854430089" text:style-name="L4">
        <text:list-item>
          <text:p text:style-name="P23">/cob_calibration/cob_laser_calibration/scripts/</text:p>
        </text:list-item>
      </text:list>
      <text:p text:style-name="P6"/>
      <text:p text:style-name="P6">Imports:</text:p>
      <text:list xml:id="list1378128976" text:style-name="L9">
        <text:list-item>
          <text:p text:style-name="P38"><text:span text:style-name="T16">LaserScan</text:span><text:span text:style-name="T13"> message, is found in </text:span><text:span text:style-name="T16">sensor_msgs/msg</text:span></text:p>
        </text:list-item>
      </text:list>
      <text:p text:style-name="P6"><text:soft-page-break/></text:p>
      <text:p text:style-name="P6"/>
      <text:p text:style-name="P16"><text:span text:style-name="T13">The class </text:span><text:span text:style-name="T15">Get_laserscan</text:span><text:span text:style-name="T13">:</text:span></text:p>
      <text:p text:style-name="P6"/>
      <text:list xml:id="list1464096407" text:style-name="L10">
        <text:list-item>
          <text:list>
            <text:list-item>
              <text:p text:style-name="P27">When initializing this class, all data used in this class is set back to zero so that a new average scan can be calculated.</text:p>
              <text:p text:style-name="P27"/>
            </text:list-item>
            <text:list-item>
              <text:p text:style-name="P39">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
      <text:p text:style-name="P16"><text:span text:style-name="T13">The class </text:span><text:span text:style-name="T15">Visualize_laserscan</text:span><text:span text:style-name="T13">:</text:span></text:p>
      <text:p text:style-name="P1"/>
      <text:list xml:id="list2100608429" text:style-name="L11">
        <text:list-item>
          <text:list>
            <text:list-item>
              <text:p text:style-name="P43"><text:span text:style-name="T1">This class takes many of the global variables. When initialized,</text:span><text:span text:style-name="T10"> those variables are set and all data used for new calculations is reset.</text:span></text:p>
              <text:p text:style-name="P31"/>
            </text:list-item>
            <text:list-item>
              <text:p text:style-name="P40"><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pan text:style-name="T9">and draw the fixed objects into the image.</text:span></text:p>
              <text:p text:style-name="P40"/>
            </text:list-item>
            <text:list-item>
              <text:p text:style-name="P40">In <text:span text:style-name="T4">calculate_image_points</text:span><text:span text:style-name="T9">, we u</text:span>se the average laser scan measurements to compute the x and y coordinates for all laser scan points which will define most of our image that we will create later on. We create a list from all angles by starting with the minimum laser scan angle and increment the angle until we reach the maximum angle of the laser scanner. For each angle we also have a distance from the laser scanner to the corresponding laser point. Using both distance and angle, we can compute x with: <text:span text:style-name="T4">distance*cos(angle)</text:span> and y with: <text:span text:style-name="T4">distance*sin(angle)</text:span>. While creating a list from all laser points, we skip the empty detections and set the x and/or y to the maximum distance if this distance is exceeded.</text:p>
              <text:p text:style-name="P40"/>
            </text:list-item>
            <text:list-item>
              <text:p text:style-name="P40">In <text:span text:style-name="T4">create_image</text:span><text:span text:style-name="T9">,</text:span> we create the image and set the position of the laser scanner in the image. <text:span text:style-name="T9">We first determine the maximum x and y range for the image. With these values we know the center of the image and assign these coordinates to </text:span><text:span text:style-name="T4">origin</text:span><text:span text:style-name="T9">.</text:span> All laser points will be with respect to this point <text:span text:style-name="T9">because it also represents the laser scanner. To do this, we add the origin coordinates to all laser points. Then finally, we create the actual image.</text:span></text:p>
              <text:p text:style-name="P40"/>
            </text:list-item>
            <text:list-item>
              <text:p text:style-name="P40">In <text:span text:style-name="T4">interpolate_points</text:span>, we draw a line between each two laser points. For every two points we compute the distance and angle between them using both points x and y values. The distance is calculated by getting the hypotenuse and the angle is calculated by using arctangent. In order to draw a line between each two points, we create a while loop that colors every pixel between the two points. A pixel has a value of one, so each round we add cos(angle) to the x-axis and sin(angle) to the y-axis creating a line along the hypotenuse.</text:p>
              <text:p text:style-name="P40"/>
            </text:list-item>
            <text:list-item>
              <text:p text:style-name="P40">In <text:span text:style-name="T4">draw_fixed_object</text:span>, we draw the laser scanner, center of the base and a box around the base representing the range of the robots body.</text:p>
            </text:list-item>
          </text:list>
        </text:list-item>
      </text:list>
      <text:p text:style-name="P1"/>
      <text:list xml:id="list1764958193" text:style-name="L12">
        <text:list-item>
          <text:list>
            <text:list-item>
              <text:p text:style-name="P41">In <text:span text:style-name="T4">draw_calibration_object</text:span><text:span text:style-name="T9">, we first transform the x, y and yaw coordinates of the calibration object in the image before drawing the circles and triangle. First we draw the center point, then the cylinders, then minimum and maximum cylinder distance and finally a line between the calibration object and the base.</text:span></text:p>
              <text:p text:style-name="P32"><text:soft-page-break/></text:p>
            </text:list-item>
            <text:list-item>
              <text:p text:style-name="P44"><text:span text:style-name="T1">In </text:span><text:span text:style-name="T5">show_image</text:span><text:span text:style-name="T10">, we show a visualization of the image containing the laser scan, laser scanner, base and calibration object. However, this image is only shown if the resolution is 200 or smaller. The image will wait until a key is pressed before continuing.</text:span></text:p>
            </text:list-item>
          </text:list>
        </text:list-item>
      </text:list>
      <text:p text:style-name="P6"/>
      <text:p text:style-name="P6"/>
      <text:p text:style-name="P16"><text:span text:style-name="T13">The class </text:span><text:span text:style-name="T15">Detect_calibration_object</text:span><text:span text:style-name="T13">:</text:span></text:p>
      <text:p text:style-name="P1"/>
      <text:list xml:id="list649789335" text:style-name="L13">
        <text:list-item>
          <text:list>
            <text:list-item>
              <text:p text:style-name="P42">Setup all variables and purge the data needed for new calculations.</text:p>
              <text:p text:style-name="P42"/>
            </text:list-item>
            <text:list-item>
              <text:p text:style-name="P42">In <text:span text:style-name="T4">detect_cal_object</text:span><text:span text:style-name="T9">, we extract the positions of the cylinders from the image and convert these into the calibration object pose. We start by detecting the positions of the cylinders, this is explained is step 6.2. When all cylinder positions are received, we can calculate the center of the calibration object by adding up all cylinder coordinates and dividing them by three. Next, we still need to determine the orientation (yaw) of the calibration object. This is calculated by getting the arctangent of the calibration object center and one of the three cylinders. Each cylinder has a slightly different algorithm for computing the yaw of the calibration object so we need to make sure that we apply the right algorithm to the right cylinder. After we have received three yaw values we can compute the average yaw. However, sometimes we can get different yaw values with the same result. For example, 0.5*pi = 90° = 2.5*pi, so in order to compute the average yaw we also need to set all yaw values to the same pi amount. If we have, in the unlikely event, received cylinders which have invalid radii, the yaw values will show a noticeable difference. In these cases, we will remove this bad detection and return a none value for the calibration object pose.</text:span></text:p>
              <text:p text:style-name="P33"/>
            </text:list-item>
            <text:list-item>
              <text:p text:style-name="P33">In <text:span text:style-name="T4">detect_cal_obj_cylinders</text:span>, we attempt to detect all cylinders of the calibration object by using an opencv function called <text:span text:style-name="T4">HoughCircles </text:span>that detects all circular objects in the laser scan image. The <text:span text:style-name="T4">HoughCircles</text:span> function needs a parameter which in our case also depends on the resolution. Therefore we use 34 if the resolution is above 200 and 18 when the resolution is under 200. From the <text:span text:style-name="T4">HoughCircles </text:span>function we receive a list of circles with each containing the x and y coordinates and the radius. Before returning the detected circles to the function <text:span text:style-name="T4">detect_cal_object</text:span>, we first need to eliminate all falsely detected circles which are not a plausible cylinder.</text:p>
              <text:p text:style-name="P33">First we create a loop that stops when, during three cycles in a row the same result is returned. In this loop we start with another loop that continues until no more falsely detected circles are observed and removed. On other words, it stops when only circle pairs are detected. In this loop, we attempt to find cylinder pairs by computing for each circle the distance to all other circles and checking for the right distance. Then we check whether the radii of both circles differ enough to be a plausible pair. When a pair is found, we determine what the position and radius of the third circle should be and add this to the third_circle list. If no plausible pair for the current circle is found, we remove this circle and move on to the next circle where we search again for pairs. After no circle is removed anymore, and we only have circle pairs, we exit the loop and start a new loop that checks for each third_circle if they could be part of the calibration object. We do this by comparing the distance and radius with each plausible cylinder from the previous loop. If a third circle is compatible, we add this to the circle list. Now we filter the circles by checking if they are in the visible or invisible area of the laser scan because obviously, they can not be in the visible area of the laser scanner. This is done in step 6.3. After this point, we check whether the amount of plausible cylinders has changed and if this is already the third unchanged cycle, we quit the <text:soft-page-break/>loop that loops until no change is observed anymore (the upper loop). Before checking whether we detected the correct amount of circles, we still check whether we detected all three radius sizes (small, medium and large). If they are fine and the amount of plausible cylinders is now three, we can assume that we highly likely detected all cylinders of the calibration object.</text:p>
              <text:p text:style-name="P33"/>
            </text:list-item>
            <text:list-item>
              <text:p text:style-name="P42"><text:span text:style-name="T9">In </text:span><text:span text:style-name="T4">filter_circles</text:span><text:span text:style-name="T9">, we filter all circles that are in the visible area of the laser scanner because these circles can not be part of the calibration object. Here we go over every pixel along the hypotenuse between the circle center and the laser scanner, checking whether we cross the laser scans border of visible and invisible area. First we calculate the angle between the circle center and the laser scanner and set the starting position to the circle center. In the loop we calculate each time the new x and y coordinates along the hypotenuse and get the line color so that we can check if we reached the border. Also, we calculate the distance from to circle center and the current position. We loop until we either reach the border or until the distance becomes too large for the circle to be a plausible cylinder. When exiting the loop and the line color is not the same as the border color, the circle can not be a plausible cylinder and will be added to the filtered circle list. Once this process is complete, we delete all filtered circles from the temporary circles.</text:span></text:p>
            </text:list-item>
          </text:list>
        </text:list-item>
      </text:list>
      <text:p text:style-name="P9"/>
      <text:p text:style-name="P9"/>
      <text:p text:style-name="P13">Degrees of freedom</text:p>
      <text:p text:style-name="P1"/>
      <text:p text:style-name="P1">Certain parameters play a big role in correctly detecting the cylinders of the calibration object. I will explain the important parameters in more detail:</text:p>
      <text:p text:style-name="P6"/>
      <text:list xml:id="list1087742492" text:continue-list="list1378128976" text:style-name="L9">
        <text:list-item>
          <text:p text:style-name="P34"><text:span text:style-name="T20">The </text:span><text:span text:style-name="T21">scanner_location</text:span><text:span text:style-name="T20"> determines with respect to which scanner the checkerboard points are calculated. This can only be 'front' or 'rear' when using the Care-O-Bot 3.</text:span></text:p>
        </text:list-item>
        <text:list-item>
          <text:p text:style-name="P34"><text:span text:style-name="T20">The </text:span><text:span text:style-name="T21">resolution</text:span><text:span text:style-name="T20"> basically sets the accuracy of the outcome. The larger the image, the preciser the results will be. Under 200 is will provide a visualization of the image but it is recommended to use a resolution of 1000 during the calibration process. More then 2000 might result in a very slow procedure.</text:span></text:p>
        </text:list-item>
        <text:list-item>
          <text:p text:style-name="P35"><text:span text:style-name="T20">scan_amount </text:span><text:span text:style-name="T19">sets the amount of laser scans to be merged as an average. More then 50 scans is certainly not necessary since the difference between 20 and 50 scans is already very small. We do suggest taking at least 10 scans.</text:span></text:p>
        </text:list-item>
        <text:list-item>
          <text:p text:style-name="P35"><text:span text:style-name="T20">success_amount</text:span><text:span text:style-name="T19"> is important because these are the amount of detections that will be averaged out and represent the final result. However, more then 10 successful detections does take a considerable longer time before returning the final results. We reckoned that 6 is already quite sufficient and that more then 10 </text:span></text:p>
        </text:list-item>
        <text:list-item>
          <text:p text:style-name="P35"><text:span text:style-name="T19">The </text:span><text:span text:style-name="T20">max_laser_point_dist</text:span><text:span text:style-name="T19"> is the maximum distance which the laser scan will reach so that we reduce the image size and thereby also the computation speed.</text:span></text:p>
        </text:list-item>
        <text:list-item>
          <text:p text:style-name="P35"><text:span text:style-name="T20">cylinder</text:span><text:span text:style-name="T19"> is only important when modifying the calibration object it self. We would suggest against modifying the calibration object since different sizes have already been tested and these settings proved to be the most succcesful.</text:span></text:p>
        </text:list-item>
        <text:list-item>
          <text:p text:style-name="P35"><text:span text:style-name="T19">The opencv function </text:span><text:span text:style-name="T16">HoughCircles</text:span><text:span text:style-name="T19"> uses many parameters. We have gone through extended testing of different combinations of parameters with difference environmental settings. There is one parameter (</text:span><text:span text:style-name="T18">parameter2</text:span><text:span text:style-name="T19">) which is strongly influenced by multiple parameters and environmental settings. This is mainly caused by the distance between the robot and calibration object, the resolution and the size of the calibration object. We have come to the conclusion </text:span><text:soft-page-break/><text:span text:style-name="T19">that </text:span><text:span text:style-name="T18">parameter2</text:span><text:span text:style-name="T19"> is best set between 32 and 38 when the resolution is between 800 and 1200. However, when the resolution is set to 100 or 200 for visualization, parameter2 is best set between 16 and 22.</text:span></text:p>
        </text:list-item>
      </text:list>
      <text:p text:style-name="P17"/>
      <text:p text:style-name="P1">Recommendations regarding the set up of the environment are as followed:</text:p>
      <text:p text:style-name="P1"/>
      <text:list xml:id="list93332283" text:continue-numbering="true" text:style-name="L9">
        <text:list-item>
          <text:p text:style-name="P28">Obviously, the checkerboard should always be visible to the camera and the cylinders should always be in the range of the laser scanner.</text:p>
        </text:list-item>
        <text:list-item>
          <text:p text:style-name="P34">The best results can be obtained by placing the robot at a distance between 1.5 and 2.5 meters.</text:p>
        </text:list-item>
        <text:list-item>
          <text:p text:style-name="P28">Don't place the robot directly next to the calibration object, try to keep at least 0.5 meters distance.</text:p>
        </text:list-item>
        <text:list-item>
          <text:p text:style-name="P28">Make sure to have enough light pointed on the checkerboard</text:p>
        </text:list-item>
      </text:list>
      <text:p text:style-name="P6"/>
      <text:p text:style-name="P9"/>
      <text:p text:style-name="P16"><text:span text:style-name="T22">Results</text:span></text:p>
      <text:p text:style-name="P1"/>
      <text:p text:style-name="P7">There is no denying that the current approach is slow and does not always detect the calibration object but when a successful detection is made, it is a very sturdy and precise estimation which should suffice for the calibration algorithm.</text:p>
      <text:p text:style-name="P7">It is save to assume that on average 1 out of 8 scans is usually a successful scan. This means that for 6 successful scans, we need around 50 scans. When the resolution is set to 1000 and the scan_amount is set to 20, it takes around 3 seconds per detection. The time it takes to return the pose needed for the calibration algorithm is roughly between 2 and 2.5 minutes.</text:p>
      <text:p text:style-name="P1"/>
      <text:p text:style-name="P1"/>
      <text:p text:style-name="P13">Further improvements</text:p>
      <text:p text:style-name="P9"/>
      <text:p text:style-name="P9">Improvements to the current laser calibration package can still be made. Every script in this package has a header containing a list of possible improvements and a header containing a list of to-dos. Another possible improvement might still be to speed up the calibration object detection. However, since calibration is not something that is used very often nor is it speed dependent, improving the detection speed might require a lot of time and/or rewriting. One option might be to find a different way of detecting circles within the laser scan image. As explained before, we currently use the opencv function <text:span text:style-name="T4">HoughCircles</text:span><text:span text:style-name="T9">, but there might be a more convenient way to detect the circles in the image.</text:span></text:p>
      <text:p text:style-name="P9"/>
      <text:p text:style-name="P9"/>
      <text:p text:style-name="P13">Next steps</text:p>
      <text:p text:style-name="P9"/>
      <text:p text:style-name="P9">The first next step is to write a script that translates the calibration object pose into x, y and z coordinates for each point on the checkerboard. The calibration algorithm uses these points to compute the off-set of the laser scanner.</text:p>
      <text:p text:style-name="P9"/>
      <text:p text:style-name="P9">Meanwhile, the calibration object should also be created. The best way would probably be to replicate the calibration object used for visualization in Gazebo.</text:p>
      <text:p text:style-name="P9"/>
      <text:p text:style-name="P9">The final step should be to implement these results into the calibration algorithm. This should be fairly easy, since there will already be an example available in the <text:span text:style-name="T4">cob_calibration</text:span><text:span text:style-name="T11"> </text:span><text:span text:style-name="T9">stack for the robot arm and camera.</text:span></text:p>
      <text:p text:style-name="P7"><text:soft-page-break/></text:p>
      <text:p text:style-name="P7">When all this is done, the laser scanner should be ready for calibration!</text:p>
      <text:p text:style-name="P9"/>
      <text:p text:style-name="P9"/>
      <text:p text:style-name="P13">Contact</text:p>
      <text:p text:style-name="P9"/>
      <text:p text:style-name="P7">If any questions and/or problems arise, I will always be reachable via email</text:p>
      <text:p text:style-name="P7"/>
      <text:p text:style-name="P9"><text:span text:style-name="T9"><text:s/><text:tab/></text:span><text:a xlink:type="simple" xlink:href="mailto:daniel.ahti.maki@gmail.com"><text:span text:style-name="T4">daniel.ahti.maki@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29T14:22:17</dc:date>
    <dc:creator>Daniel Mäki</dc:creator>
    <meta:editing-duration>P3DT19H32M34S</meta:editing-duration>
    <meta:editing-cycles>107</meta:editing-cycles>
    <meta:generator>LibreOffice/3.5$Linux_X86_64 LibreOffice_project/350m1$Build-2</meta:generator>
    <meta:document-statistic meta:table-count="0" meta:image-count="0" meta:object-count="0" meta:page-count="10" meta:paragraph-count="113" meta:word-count="3982" meta:character-count="24068" meta:non-whitespace-character-count="20246"/>
  </office:meta>
</office:document-meta>
</file>